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5cm" fo:min-width="0.06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3" draw:layer="layout" svg:width="6cm" svg:height="4cm" svg:x="7.5cm" svg:y="9cm">
          <text:p text:style-name="P1">ATT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6cm" svg:height="4cm" svg:x="2.5cm" svg:y="3cm">
          <text:p text:style-name="P1">HR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6cm" svg:height="4cm" svg:x="12.5cm" svg:y="3cm">
          <text:p text:style-name="P1">SR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7.621cm" svg:y1="3.584cm" svg:x2="13.376cm" svg:y2="3.584cm" draw:start-shape="id1" draw:start-glue-point="11" draw:end-shape="id2" draw:end-glue-point="5">
          <text:p text:style-name="P3"/>
        </draw:connector>
        <draw:connector draw:style-name="gr2" draw:text-style-name="P2" draw:layer="layout" draw:type="curve" svg:x1="5.499cm" svg:y1="6.998cm" svg:x2="7.5cm" svg:y2="10.999cm" draw:start-shape="id1" draw:start-glue-point="8" draw:end-shape="id3" draw:end-glue-point="6">
          <text:p text:style-name="P3"/>
        </draw:connector>
        <draw:frame draw:style-name="gr3" draw:layer="layout" svg:width="4.473cm" svg:height="0.988cm" svg:x="8.5cm" svg:y="1.5cm">
          <draw:text-box>
            <text:p text:style-name="P3">occupazione</text:p>
          </draw:text-box>
        </draw:frame>
        <draw:frame draw:style-name="gr4" draw:text-style-name="P3" draw:layer="layout" svg:width="1.624cm" svg:height="0.988cm" draw:transform="rotate (-1.43832583656944) translate (5.785cm 9cm)">
          <draw:text-box>
            <text:p text:style-name="P3">uso</text:p>
          </draw:text-box>
        </draw:frame>
        <draw:frame draw:style-name="gr3" draw:layer="layout" svg:width="4.414cm" svg:height="0.988cm" draw:transform="rotate (1.3096950706963) translate (14.906cm 11.764cm)">
          <draw:text-box>
            <text:p text:style-name="P3">collocazione</text:p>
          </draw:text-box>
        </draw:frame>
        <draw:connector draw:style-name="gr2" draw:text-style-name="P2" draw:layer="layout" draw:type="curve" svg:x1="13.498cm" svg:y1="10.999cm" svg:x2="15.499cm" svg:y2="6.998cm" draw:start-shape="id3" draw:start-glue-point="10" draw:end-shape="id2" draw:end-glue-point="8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29T11:59:15</meta:creation-date>
    <dc:date>2008-03-30T01:35:05</dc:date>
    <dc:language>it-IT</dc:language>
    <meta:editing-cycles>4</meta:editing-cycles>
    <meta:editing-duration>PT11M18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